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400000036BAF9D0E55F2092C08.png" manifest:media-type="image/png"/>
  <manifest:file-entry manifest:full-path="Pictures/1000000100000621000003798E9C37EC7EA7058B.png" manifest:media-type="image/png"/>
  <manifest:file-entry manifest:full-path="Pictures/100000010000030E0000024D2B1A0064B05D645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0.219cm" svg:y="-0.055cm" svg:width="17cm" svg:height="9.631cm" draw:z-index="0"><draw:image xlink:href="Pictures/1000000100000621000003798E9C37EC7EA7058B.png" xlink:type="simple" xlink:show="embed" xlink:actuate="onLoad" draw:mime-type="image/png"/></draw:frame></text:p>
      <text:p text:style-name="Standard"/>
      <text:p text:style-name="Standard"><draw:frame draw:style-name="fr2" draw:name="Imagen2" text:anchor-type="char" svg:width="17cm" svg:height="9.296cm" draw:z-index="1"><draw:image xlink:href="Pictures/10000001000006400000036BAF9D0E55F2092C08.png" xlink:type="simple" xlink:show="embed" xlink:actuate="onLoad" draw:mime-type="image/png"/></draw:frame><draw:frame draw:style-name="fr1" draw:name="Imagen3" text:anchor-type="char" svg:x="-0.155cm" svg:y="4.346cm" svg:width="17cm" svg:height="12.804cm" draw:z-index="2"><draw:image xlink:href="Pictures/100000010000030E0000024D2B1A0064B05D645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0T15:55:02.575000000</meta:creation-date>
    <dc:date>2024-01-17T16:56:36.795000000</dc:date>
    <meta:editing-duration>PT1H3M5S</meta:editing-duration>
    <meta:editing-cycles>2</meta:editing-cycles>
    <meta:generator>LibreOffice/7.4.5.1$Windows_X86_64 LibreOffice_project/9c0871452b3918c1019dde9bfac75448afc4b57f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